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style>
    <style:style style:name="T1" style:family="text">
      <style:text-properties officeooo:rsid="001b65a0"/>
    </style:style>
    <style:style style:name="T2" style:family="text">
      <style:text-properties officeooo:rsid="001b7261"/>
    </style:style>
    <style:style style:name="T3" style:family="text">
      <style:text-properties officeooo:rsid="001c700b"/>
    </style:style>
    <style:style style:name="T4" style:family="text">
      <style:text-properties officeooo:rsid="001d00c4"/>
    </style:style>
    <style:style style:name="T5" style:family="text">
      <style:text-properties officeooo:rsid="001fe0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Leora awoke strapped down to what she could only assume was an operating table, judging by how it felt similar to the ones she used for her own patients what seemed so long ago now. </text:span><text:span text:style-name="T2">Frightened, she struggled for a moment, only to freeze in fear as she heard the flick of a switch and the all-too familiar footsteps. She began to softly weep.</text:span></text:p>
      <text:p text:style-name="P1"><text:tab/>“<text:span text:style-name="T3">It’s okay my dear, it’s okay,” assured Tia, stroking her dubiously still deemed girlfriend’s hair.</text:span></text:p>
      <text:p text:style-name="P1"><text:tab/>“<text:span text:style-name="T4">Why, Tia? I-I love you. What did I do wrong? P-please let me go! Please!” cried the bat.</text:span></text:p>
      <text:p text:style-name="P1"><text:tab/>“<text:span text:style-name="T5">Oh, my sweet, you’ve done nothing wrong. You were just at the wrong place at the wrong time. Now...now I have to fix someth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4T02:29:48.452703657</meta:creation-date>
    <dc:date>2020-04-24T02:33:55.853936242</dc:date>
    <meta:editing-duration>PT4M4S</meta:editing-duration>
    <meta:editing-cycles>7</meta:editing-cycles>
    <meta:generator>LibreOffice/6.4.2.2$Linux_X86_64 LibreOffice_project/40$Build-2</meta:generator>
    <meta:document-statistic meta:table-count="0" meta:image-count="0" meta:object-count="0" meta:page-count="1" meta:paragraph-count="4" meta:word-count="121" meta:character-count="661" meta:non-whitespace-character-count="540"/>
  </office:meta>
</office:document-meta>
</file>